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0.398cm" table:align="left"/>
    </style:style>
    <style:style style:name="Taula1.A" style:family="table-column">
      <style:table-column-properties style:column-width="3.399cm"/>
    </style:style>
    <style:style style:name="Taula1.B" style:family="table-column">
      <style:table-column-properties style:column-width="3.401cm"/>
    </style:style>
    <style:style style:name="Taula1.C" style:family="table-column">
      <style:table-column-properties style:column-width="3.598cm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e420b" officeooo:paragraph-rsid="000e420b" style:font-weight-asian="bold" style:font-weight-complex="bold"/>
    </style:style>
    <style:style style:name="P4" style:family="paragraph" style:parent-style-name="Text_20_body">
      <style:text-properties fo:font-weight="bold" officeooo:rsid="0010aaa5" officeooo:paragraph-rsid="0010aaa5" style:font-weight-asian="bold" style:font-weight-complex="bold"/>
    </style:style>
    <style:style style:name="P5" style:family="paragraph" style:parent-style-name="Text_20_body">
      <style:text-properties officeooo:paragraph-rsid="000d462a"/>
    </style:style>
    <style:style style:name="P6" style:family="paragraph" style:parent-style-name="Text_20_body">
      <style:text-properties officeooo:rsid="000ebbcb" officeooo:paragraph-rsid="000ebbcb"/>
    </style:style>
    <style:style style:name="P7" style:family="paragraph" style:parent-style-name="Text_20_body">
      <style:text-properties officeooo:rsid="000ebbcb" officeooo:paragraph-rsid="0010aaa5"/>
    </style:style>
    <style:style style:name="P8" style:family="paragraph" style:parent-style-name="Text_20_body">
      <style:text-properties officeooo:rsid="000ebbcb" officeooo:paragraph-rsid="00143cf9"/>
    </style:style>
    <style:style style:name="P9" style:family="paragraph" style:parent-style-name="Text_20_body">
      <style:text-properties officeooo:paragraph-rsid="000ebbcb"/>
    </style:style>
    <style:style style:name="P10" style:family="paragraph" style:parent-style-name="Text_20_body">
      <style:text-properties fo:font-weight="normal" officeooo:rsid="000ebbcb" officeooo:paragraph-rsid="000ebbcb" style:font-weight-asian="normal" style:font-weight-complex="normal"/>
    </style:style>
    <style:style style:name="P11" style:family="paragraph" style:parent-style-name="Text_20_body">
      <style:paragraph-properties fo:break-before="page"/>
      <style:text-properties officeooo:rsid="000ebbcb" officeooo:paragraph-rsid="00143cf9"/>
    </style:style>
    <style:style style:name="P12" style:family="paragraph" style:parent-style-name="Text_20_body">
      <style:paragraph-properties fo:break-before="page"/>
      <style:text-properties fo:font-weight="bold" officeooo:rsid="0010aaa5" officeooo:paragraph-rsid="0010aaa5" style:font-weight-asian="bold" style:font-weight-complex="bold"/>
    </style:style>
    <style:style style:name="P13" style:family="paragraph" style:parent-style-name="Text_20_body">
      <style:paragraph-properties fo:break-before="page"/>
      <style:text-properties officeooo:paragraph-rsid="000d462a"/>
    </style:style>
    <style:style style:name="P14" style:family="paragraph" style:parent-style-name="Quotations">
      <style:paragraph-properties fo:break-before="page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>
      <style:text-properties style:font-name="Arial" officeooo:rsid="000ba7f0" officeooo:paragraph-rsid="000ba7f0"/>
    </style:style>
    <style:style style:name="P17" style:family="paragraph" style:parent-style-name="Standard">
      <style:text-properties style:font-name="Arial" officeooo:rsid="000ba7f0" officeooo:paragraph-rsid="000d462a"/>
    </style:style>
    <style:style style:name="P18" style:family="paragraph" style:parent-style-name="Standard">
      <style:text-properties style:font-name="Arial" officeooo:paragraph-rsid="000d462a"/>
    </style:style>
    <style:style style:name="P19" style:family="paragraph" style:parent-style-name="Standard">
      <style:text-properties style:font-name="Arial" officeooo:rsid="000e420b" officeooo:paragraph-rsid="000e420b"/>
    </style:style>
    <style:style style:name="P20" style:family="paragraph" style:parent-style-name="Standard">
      <style:text-properties style:font-name="Arial" fo:font-weight="bold" officeooo:rsid="000e420b" officeooo:paragraph-rsid="000e420b" style:font-weight-asian="bold" style:font-weight-complex="bold"/>
    </style:style>
    <style:style style:name="P21" style:family="paragraph" style:parent-style-name="Quotations">
      <style:text-properties officeooo:rsid="000e420b" officeooo:paragraph-rsid="000e420b"/>
    </style:style>
    <style:style style:name="P22" style:family="paragraph" style:parent-style-name="Quotations">
      <style:text-properties fo:font-weight="normal" style:font-weight-asian="normal" style:font-weight-complex="normal"/>
    </style:style>
    <style:style style:name="P23" style:family="paragraph" style:parent-style-name="Quotations">
      <style:text-properties fo:font-weight="normal" officeooo:rsid="000ebbcb" style:font-weight-asian="normal" style:font-weight-complex="normal"/>
    </style:style>
    <style:style style:name="P24" style:family="paragraph" style:parent-style-name="Quotations">
      <style:text-properties officeooo:rsid="00143cf9" officeooo:paragraph-rsid="00143cf9"/>
    </style:style>
    <style:style style:name="P25" style:family="paragraph" style:parent-style-name="Table_20_Contents">
      <style:paragraph-properties fo:text-align="justify" style:justify-single-word="false"/>
      <style:text-properties style:font-name="Arial1" officeooo:rsid="000ebbcb" officeooo:paragraph-rsid="000ebbcb"/>
    </style:style>
    <style:style style:name="P26" style:family="paragraph" style:parent-style-name="Quotations">
      <style:text-properties fo:font-weight="normal" officeooo:rsid="000ebbcb" officeooo:paragraph-rsid="00175f8e" style:font-weight-asian="normal" style:font-weight-complex="normal"/>
    </style:style>
    <style:style style:name="T1" style:family="text">
      <style:text-properties officeooo:rsid="000d46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3cf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890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d462a" style:font-weight-asian="bold" style:font-weight-complex="bold"/>
    </style:style>
    <style:style style:name="T7" style:family="text">
      <style:text-properties officeooo:rsid="000e420b"/>
    </style:style>
    <style:style style:name="T8" style:family="text">
      <style:text-properties officeooo:rsid="000ebbc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bbcb" style:font-weight-asian="normal" style:font-weight-complex="normal"/>
    </style:style>
    <style:style style:name="T11" style:family="text">
      <style:text-properties fo:font-weight="normal" officeooo:rsid="0010aaa5" style:font-weight-asian="normal" style:font-weight-complex="normal"/>
    </style:style>
    <style:style style:name="T12" style:family="text">
      <style:text-properties fo:font-weight="normal" officeooo:rsid="0011f089" style:font-weight-asian="normal" style:font-weight-complex="normal"/>
    </style:style>
    <style:style style:name="T13" style:family="text">
      <style:text-properties fo:font-weight="normal" officeooo:rsid="00143cf9" style:font-weight-asian="normal" style:font-weight-complex="normal"/>
    </style:style>
    <style:style style:name="T14" style:family="text">
      <style:text-properties officeooo:rsid="00143cf9"/>
    </style:style>
    <style:style style:name="T15" style:family="text">
      <style:text-properties officeooo:rsid="00175f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Text_20_body"/>
      <text:p text:style-name="P3"/>
      <text:p text:style-name="P3">EXERCICIS INSTITUT/UNIVERSIDAD</text:p>
      <text:p text:style-name="P5"/>
      <text:p text:style-name="P5">1. Volem mostrar per cada alumne <text:span text:style-name="T5">de l'institut</text:span><text:span text:style-name="T4"> </text:span><text:span text:style-name="T6">(institut.xml) </text:span>el seu nom i les assignatures que cursa, a més del total d'assignatures, ordenat per número d'assignatures que cursa l'alumne, en el següent format per cada alumne:</text:p>
      <text:p text:style-name="P16"/>
      <text:p text:style-name="Quotations">&lt;alumne&gt;</text:p>
      <text:p text:style-name="Quotations"><text:s text:c="2"/>&lt;nom&gt;Filomeno Garcia&lt;/nom&gt;</text:p>
      <text:p text:style-name="Quotations"><text:s text:c="2"/>&lt;credits&gt;</text:p>
      <text:p text:style-name="Quotations"><text:s text:c="4"/>&lt;credit&gt;Programació&lt;/credit&gt;</text:p>
      <text:p text:style-name="Quotations"><text:s text:c="4"/>&lt;credit&gt;Xarxes Locals&lt;/credit&gt;</text:p>
      <text:p text:style-name="Quotations"><text:s text:c="4"/>&lt;total&gt;2&lt;/total&gt;</text:p>
      <text:p text:style-name="Quotations"><text:s text:c="2"/>&lt;/credits&gt;</text:p>
      <text:p text:style-name="Quotations">&lt;/alumne&gt;</text:p>
      <text:p text:style-name="P15"/>
      <text:p text:style-name="P15"/>
      <text:p text:style-name="P15"/>
      <text:p text:style-name="P1">Solució:</text:p>
      <text:p text:style-name="P16"/>
      <text:p text:style-name="Quotations">for $alumne in //alumne</text:p>
      <text:p text:style-name="Quotations">let $total := count($alumne/credits/assignatura)</text:p>
      <text:p text:style-name="Quotations">order by $total</text:p>
      <text:p text:style-name="Quotations">return</text:p>
      <text:p text:style-name="Quotations"><text:s text:c="3"/>&lt;alumne&gt;</text:p>
      <text:p text:style-name="Quotations"><text:s text:c="5"/>&lt;nom&gt;{data($alumne/nom)}&lt;/nom&gt;</text:p>
      <text:p text:style-name="Quotations"><text:s text:c="5"/>&lt;credits&gt;</text:p>
      <text:p text:style-name="Quotations"><text:s text:c="7"/>{</text:p>
      <text:p text:style-name="Quotations"><text:s text:c="7"/>for $a in $alumne/credits/assignatura</text:p>
      <text:p text:style-name="Quotations"><text:s text:c="7"/>return &lt;credit&gt;{data($a)}&lt;/credit&gt;</text:p>
      <text:p text:style-name="Quotations"><text:s text:c="7"/>}</text:p>
      <text:p text:style-name="Quotations"><text:s text:c="7"/>&lt;total&gt;</text:p>
      <text:p text:style-name="Quotations"><text:s text:c="7"/>{$total}</text:p>
      <text:p text:style-name="Quotations"><text:s text:c="7"/>&lt;/total&gt;</text:p>
      <text:p text:style-name="Quotations"><text:s text:c="5"/>&lt;/credits&gt;</text:p>
      <text:p text:style-name="Quotations"><text:s text:c="3"/>&lt;/alumne&gt;</text:p>
      <text:p text:style-name="P14"/>
      <text:p text:style-name="P8"><text:span text:style-name="T14">2. Volem mostrar per cada plat del document </text:span><text:span text:style-name="T3">receptes.xml </text:span><text:span text:style-name="T13">un &lt;div&gt; amb el seu nom i una llista d'ingredients en el següent format:</text:span></text:p>
      <text:p text:style-name="P8"/>
      <text:p text:style-name="P22">&lt;div&gt;</text:p>
      <text:p text:style-name="P22"><text:s text:c="2"/>&lt;h2&gt;</text:p>
      <text:p text:style-name="P22"><text:s text:c="4"/>&lt;nom&gt;Patates Fregides&lt;/nom&gt;</text:p>
      <text:p text:style-name="P22"><text:s text:c="2"/>&lt;/h2&gt;</text:p>
      <text:p text:style-name="P22"><text:s text:c="2"/>&lt;ul&gt;</text:p>
      <text:p text:style-name="P22"><text:s text:c="4"/>&lt;li&gt;Oli&lt;/li&gt;</text:p>
      <text:p text:style-name="P22"><text:s text:c="4"/>&lt;li&gt;Patates&lt;/li&gt;</text:p>
      <text:p text:style-name="P22"><text:s text:c="4"/>&lt;li&gt;Sal&lt;/li&gt;</text:p>
      <text:p text:style-name="P22"><text:s text:c="2"/>&lt;/ul&gt;</text:p>
      <text:p text:style-name="P22">&lt;/div&gt;</text:p>
      <text:p text:style-name="Quotations">...</text:p>
      <text:p text:style-name="Quotations"/>
      <text:p text:style-name="Quotations"/>
      <text:p text:style-name="P2">Solució:</text:p>
      <text:p text:style-name="Quotations"/>
      <text:p text:style-name="P24">for $recepta in //recepta</text:p>
      <text:p text:style-name="P24">return <text:s/>&lt;div&gt;</text:p>
      <text:p text:style-name="P24"><text:s text:c="10"/>&lt;h2&gt;{$recepta/nom}&lt;/h2&gt;</text:p>
      <text:p text:style-name="P24"><text:s text:c="10"/>&lt;ul&gt;</text:p>
      <text:p text:style-name="P24"><text:s text:c="18"/>{for $ingredient in $recepta/ingredients/ingredient</text:p>
      <text:p text:style-name="P24"><text:s text:c="16"/>return</text:p>
      <text:p text:style-name="P24"><text:s text:c="18"/>&lt;li&gt;</text:p>
      <text:p text:style-name="P24"><text:s text:c="20"/>{data($ingredient)}</text:p>
      <text:p text:style-name="P24"><text:s text:c="18"/>&lt;/li&gt;</text:p>
      <text:p text:style-name="P24"><text:s text:c="16"/>}</text:p>
      <text:p text:style-name="P24"><text:s text:c="10"/>&lt;/ul&gt;</text:p>
      <text:p text:style-name="P24"><text:s text:c="8"/>&lt;/div&gt;</text:p>
      <text:p text:style-name="P22"/>
      <text:p text:style-name="P11"><text:span text:style-name="T14">3</text:span>. Volem crear una taula en HTML amb els crèdits de cada assignatura de la universitat <text:span text:style-name="T2">(universidad.xml). </text:span><text:span text:style-name="T9">La taula tindrà el següent aspecte:</text:span></text:p>
      <text:p text:style-name="P6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3" office:value-type="string">
            <text:p text:style-name="P25">Ofimàtica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25">Crèdits teòrics</text:p>
          </table:table-cell>
          <table:table-cell table:style-name="Taula1.A2" office:value-type="string">
            <text:p text:style-name="P25">Crèdits pràctics</text:p>
          </table:table-cell>
          <table:table-cell table:style-name="Taula1.C2" office:value-type="string">
            <text:p text:style-name="P25">Trimestre</text:p>
          </table:table-cell>
        </table:table-row>
        <table:table-row>
          <table:table-cell table:style-name="Taula1.A2" office:value-type="string">
            <text:p text:style-name="P25">3</text:p>
          </table:table-cell>
          <table:table-cell table:style-name="Taula1.A2" office:value-type="string">
            <text:p text:style-name="P25">0</text:p>
          </table:table-cell>
          <table:table-cell table:style-name="Taula1.C2" office:value-type="string">
            <text:p text:style-name="P25">1</text:p>
          </table:table-cell>
        </table:table-row>
        <table:table-row>
          <table:table-cell table:style-name="Taula1.C2" table:number-columns-spanned="3" office:value-type="string">
            <text:p text:style-name="P25">Ingeniería del Software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25">6</text:p>
          </table:table-cell>
          <table:table-cell table:style-name="Taula1.A2" office:value-type="string">
            <text:p text:style-name="P25">1.5</text:p>
          </table:table-cell>
          <table:table-cell table:style-name="Taula1.C2" office:value-type="string">
            <text:p text:style-name="P25">2</text:p>
          </table:table-cell>
        </table:table-row>
        <table:table-row>
          <table:table-cell table:style-name="Taula1.C2" table:number-columns-spanned="3" office:value-type="string">
            <text:p text:style-name="P25">Administración de Empresas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P25">4</text:p>
          </table:table-cell>
          <table:table-cell table:style-name="Taula1.A2" office:value-type="string">
            <text:p text:style-name="P25">1.5</text:p>
          </table:table-cell>
          <table:table-cell table:style-name="Taula1.C2" office:value-type="string">
            <text:p text:style-name="P25">1</text:p>
          </table:table-cell>
        </table:table-row>
      </table:table>
      <text:p text:style-name="P6">....</text:p>
      <text:p text:style-name="P6">L'HTML serà similar al següent:</text:p>
      <text:p text:style-name="P10">&lt;table&gt; </text:p>
      <text:p text:style-name="P10"><text:tab/>&lt;tr&gt;&lt;td colspan="2"&gt;Assignatura&lt;/td&gt;&lt;/tr&gt;</text:p>
      <text:p text:style-name="P7"><text:span text:style-name="T9"><text:tab/>&lt;tr&gt;&lt;td&gt;</text:span><text:span text:style-name="T11">Crèdits teòrics</text:span><text:span text:style-name="T9">&lt;/td&gt;&lt;td&gt;</text:span><text:span text:style-name="T11">Crèdits pràctics</text:span><text:span text:style-name="T9">&lt;/td&gt;&lt;td&gt;</text:span><text:span text:style-name="T11">Trimestre</text:span><text:span text:style-name="T9">&lt;/td&gt;</text:span><text:span text:style-name="T12">&lt;/tr&gt;</text:span></text:p>
      <text:p text:style-name="P5"><text:tab/><text:span text:style-name="T8">&lt;tr&gt;&lt;td&gt;3&lt;/td&gt;&lt;/td&gt;0&lt;/td&gt;&lt;td&gt;1&lt;/td&gt;&lt;/tr&gt;</text:span></text:p>
      <text:p text:style-name="P9"><text:tab/><text:span text:style-name="T10">&lt;tr&gt;&lt;td colspan="2"&gt;Assignatura 2&lt;/td&gt;&lt;/tr&gt;</text:span></text:p>
      <text:p text:style-name="P7"><text:span text:style-name="T9"><text:tab/>&lt;tr&gt;&lt;td&gt;</text:span><text:span text:style-name="T11">Crèdits teòrics</text:span><text:span text:style-name="T9">&lt;/td&gt;&lt;/td&gt;</text:span><text:span text:style-name="T11">Crèdits pràctics</text:span><text:span text:style-name="T9">&lt;/td&gt;&lt;td&gt;</text:span><text:span text:style-name="T11">Trimestre</text:span><text:span text:style-name="T9">&lt;/td&gt;</text:span><text:span text:style-name="T12">&lt;/tr&gt;</text:span></text:p>
      <text:p text:style-name="P9"><text:tab/><text:span text:style-name="T8">&lt;tr&gt;&lt;td&gt;3&lt;/td&gt;&lt;/td&gt;0&lt;/td&gt;&lt;td&gt;1&lt;/td&gt;&lt;/tr&gt;</text:span></text:p>
      <text:p text:style-name="P9"><text:tab/>....</text:p>
      <text:p text:style-name="P6">&lt;/table&gt;</text:p>
      <text:p text:style-name="P6"/>
      <text:p text:style-name="P4"/>
      <text:p text:style-name="P12">Solució:</text:p>
      <text:p text:style-name="P4"/>
      <text:p text:style-name="P23">&lt;table&gt;</text:p>
      <text:p text:style-name="P23">{</text:p>
      <text:p text:style-name="P23">for $asignatura in /universidad/asignaturas/asignatura</text:p>
      <text:p text:style-name="P23">return</text:p>
      <text:p text:style-name="P23"><text:s/>&lt;tr&gt;&lt;td colspan="2"&gt;{$asignatura/nombre}&lt;/td&gt;&lt;/tr&gt;|</text:p>
      <text:p text:style-name="P23"><text:s/>&lt;tr&gt;&lt;td&gt;Crèdits teòrics&lt;/td&gt;&lt;td&gt;Crèdits pràctics&lt;/td&gt;&lt;td&gt;Trimestre&lt;/td&gt;&lt;/tr&gt;|</text:p>
      <text:p text:style-name="P23"><text:s/>&lt;tr&gt;</text:p>
      <text:p text:style-name="P23"><text:s text:c="4"/>&lt;td&gt;{<text:span text:style-name="T15">data(</text:span>$asignatura/creditos_teoricos<text:span text:style-name="T15">)</text:span>}&lt;/td&gt;</text:p>
      <text:p text:style-name="P26"><text:s text:c="4"/>&lt;td&gt;{<text:span text:style-name="T15">data(</text:span>$asignatura/creditos_practicos<text:span text:style-name="T15">)</text:span>}&lt;/td&gt;</text:p>
      <text:p text:style-name="P26"><text:s text:c="4"/>&lt;td&gt;{<text:span text:style-name="T15">data(</text:span>$asignatura/trimestre<text:span text:style-name="T15">)</text:span>}&lt;/td&gt;</text:p>
      <text:p text:style-name="P23"><text:s text:c="2"/>&lt;/tr&gt;</text:p>
      <text:p text:style-name="P23">}</text:p>
      <text:p text:style-name="P23">&lt;/table&gt;</text:p>
      <text:p text:style-name="P5"/>
      <text:p text:style-name="P5"/>
      <text:p text:style-name="P13"><text:span text:style-name="T14">4.</text:span> Volem mostrar per cada alumne <text:span text:style-name="T5">de l'universitat (universidad</text:span><text:span text:style-name="T6">.xml)</text:span><text:span text:style-name="T1"> </text:span>el seu nom <text:span text:style-name="T1">(nom + caognoms)</text:span> i les assignatures <text:span text:style-name="T7">(el nom de l'assignatura)</text:span> que cursa, a més del total d'assignatures, ordenat per número d'assignatures que cursa l'alumne, <text:s/>en el següent format per cada alumne:</text:p>
      <text:p text:style-name="P17"/>
      <text:p text:style-name="P21">&lt;alumne&gt;</text:p>
      <text:p text:style-name="P21"><text:s text:c="2"/>&lt;nom&gt;Fernando Pérez Romero&lt;/nom&gt;</text:p>
      <text:p text:style-name="P21"><text:s text:c="2"/>&lt;credits&gt;</text:p>
      <text:p text:style-name="P21"><text:s text:c="4"/>&lt;credit&gt;Ingeniería del Software&lt;/credit&gt;</text:p>
      <text:p text:style-name="P21"><text:s text:c="4"/>&lt;credit&gt;Ofimática&lt;/credit&gt;</text:p>
      <text:p text:style-name="P21"><text:s text:c="4"/>&lt;credit&gt;Derecho Internacional&lt;/credit&gt;</text:p>
      <text:p text:style-name="P21"><text:s text:c="4"/>&lt;credit&gt;Historia del Pensamiento&lt;/credit&gt;</text:p>
      <text:p text:style-name="P21"><text:s text:c="4"/>&lt;total&gt;4&lt;/total&gt;</text:p>
      <text:p text:style-name="P21"><text:s text:c="2"/>&lt;/credits&gt;</text:p>
      <text:p text:style-name="P21">&lt;/alumne&gt;</text:p>
      <text:p text:style-name="P18"/>
      <text:p text:style-name="P18"/>
      <text:p text:style-name="P20">Solució:</text:p>
      <text:p text:style-name="P18"/>
      <text:p text:style-name="P19"/>
      <text:p text:style-name="Quotations">for $alumne in //alumno</text:p>
      <text:p text:style-name="Quotations">let $total := count($alumne/estudios/asignaturas/asignatura)</text:p>
      <text:p text:style-name="Quotations">let $space := '&amp;#32;' (: per a poder afegir espais en blanc :)</text:p>
      <text:p text:style-name="Quotations">order by $total</text:p>
      <text:p text:style-name="Quotations">return</text:p>
      <text:p text:style-name="Quotations"><text:s text:c="3"/>&lt;alumne&gt;</text:p>
      <text:p text:style-name="Quotations"><text:s text:c="5"/>&lt;nom&gt;</text:p>
      <text:p text:style-name="Quotations"><text:s text:c="6"/>{data($alumne/nombre)}{$space}</text:p>
      <text:p text:style-name="Quotations"><text:s text:c="6"/>{data($alumne/apellido1)}{$space}</text:p>
      <text:p text:style-name="Quotations"><text:s text:c="6"/>{data($alumne/apellido2)}</text:p>
      <text:p text:style-name="Quotations"><text:s text:c="5"/>&lt;/nom&gt;</text:p>
      <text:p text:style-name="Quotations"><text:s text:c="5"/>&lt;credits&gt;</text:p>
      <text:p text:style-name="Quotations"><text:s text:c="7"/>{</text:p>
      <text:p text:style-name="Quotations"><text:s text:c="7"/>for $a in $alumne/estudios/asignaturas/asignatura</text:p>
      <text:p text:style-name="Quotations"><text:s text:c="7"/>let $credit := //asignatura[@id=$a/@codigo]/nombre</text:p>
      <text:p text:style-name="Quotations"><text:s text:c="7"/>return &lt;credit&gt;{data($credit)}&lt;/credit&gt;</text:p>
      <text:p text:style-name="Quotations"><text:s text:c="7"/>}</text:p>
      <text:p text:style-name="Quotations"><text:s text:c="7"/>&lt;total&gt; </text:p>
      <text:p text:style-name="Quotations"><text:s text:c="7"/>{$total}</text:p>
      <text:p text:style-name="Quotations"><text:s text:c="7"/>&lt;/total&gt;</text:p>
      <text:p text:style-name="Quotations"><text:s text:c="5"/>&lt;/credits&gt;</text:p>
      <text:p text:style-name="Quotations"><text:s text:c="3"/>&lt;/alumn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6cm" fo:margin-right="0.6cm" fo:margin-top="0cm" fo:margin-bottom="0cm" style:contextual-spacing="false" fo:text-indent="0cm" style:auto-text-indent="false"/>
      <style:text-properties fo:color="#0000ff" style:font-name="Courier New" fo:font-family="'Courier New'" style:font-style-name="Normal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8S</meta:editing-duration>
    <meta:editing-cycles>14</meta:editing-cycles>
    <meta:generator>LibreOffice/4.2.5.2$Windows_x86 LibreOffice_project/61cb170a04bb1f12e77c884eab9192be736ec5f5</meta:generator>
    <dc:date>2016-03-15T14:59:22.995000000</dc:date>
    <meta:document-statistic meta:table-count="1" meta:image-count="0" meta:object-count="0" meta:page-count="5" meta:paragraph-count="127" meta:word-count="328" meta:character-count="3413" meta:non-whitespace-character-count="2802"/>
    <meta:user-defined meta:name="Info 1"/>
    <meta:user-defined meta:name="Info 2"/>
    <meta:user-defined meta:name="Info 3"/>
    <meta:user-defined meta:name="Info 4"/>
  </office:meta>
</office:document-meta>
</file>